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15846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4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4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307.89" calcext:value-type="float">
            <text:p>307.89</text:p>
          </table:table-cell>
          <table:table-cell table:number-columns-repeated="3"/>
          <table:table-cell office:value-type="string" calcext:value-type="string">
            <text:p>Artis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 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1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office:value-type="string" calcext:value-type="string">
            <text:p>De-scoped</text:p>
          </table:table-cell>
          <table:table-cell table:number-columns-repeated="2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Low CL crystal (8 pF)</text:p>
          </table:table-cell>
          <table:table-cell table:style-name="ce2" office:value-type="string" calcext:value-type="string">
            <text:p>7V16000001</text:p>
          </table:table-cell>
          <table:table-cell/>
          <table:table-cell office:value-type="string" calcext:value-type="string">
            <text:p><text:a xlink:href="https://jlcpcb.com/partdetail/TxcCorp-7V16000001/C90927" xlink:type="simple">https://jlcpcb.com/partdetail/TxcCorp-7V16000001/C90927</text:a></text:p>
          </table:table-cell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.0759</text:p>
          </table:table-cell>
          <table:table-cell table:formula="of:=[.I10]*[.J10]*[.K10]" office:value-type="float" office:value="22.77" calcext:value-type="float">
            <text:p>22.77</text:p>
          </table:table-cell>
          <table:table-cell table:number-columns-repeated="3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2"/>
          <table:table-cell office:value-type="string" calcext:value-type="string">
            <text:p>JLC</text:p>
          </table:table-cell>
          <table:table-cell office:value-type="string" calcext:value-type="string">
            <text:p>BOM 3</text:p>
          </table:table-cell>
          <table:table-cell office:value-type="float" office:value="58.15" calcext:value-type="float">
            <text:p>58.15</text:p>
          </table:table-cell>
          <table:table-cell table:style-name="ce20" office:value-type="date" office:date-value="2023-07-09" calcext:value-type="date">
            <text:p>07/09/23</text:p>
          </table:table-cell>
          <table:table-cell office:value-type="string" calcext:value-type="string">
            <text:p>Updated BOM with revised LEDs</text:p>
          </table:table-cell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AP</text:p>
          </table:table-cell>
          <table:table-cell office:value-type="string" calcext:value-type="string">
            <text:p>Production Acrylic</text:p>
          </table:table-cell>
          <table:table-cell office:value-type="float" office:value="187.68" calcext:value-type="float">
            <text:p>187.68</text:p>
          </table:table-cell>
          <table:table-cell table:style-name="ce20" office:value-type="date" office:date-value="2023-07-15" calcext:value-type="date">
            <text:p>07/15/23</text:p>
          </table:table-cell>
          <table:table-cell office:value-type="string" calcext:value-type="string">
            <text:p>1 spare sheet to accommodate errors if needed, or spares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4]*[.J14]*[.K14]" office:value-type="float" office:value="273.84" calcext:value-type="float">
            <text:p>273.84</text:p>
          </table:table-cell>
          <table:table-cell table:number-columns-repeated="3"/>
          <table:table-cell table:formula="of:=[.P10]" office:value-type="string" office:string-value="Sticker Mule" calcext:value-type="string">
            <text:p>Sticker Mule</text:p>
          </table:table-cell>
          <table:table-cell office:value-type="string" calcext:value-type="string">
            <text:p>Production Space 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15" calcext:value-type="date">
            <text:p>07/15/23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5]*[.J15]*[.K15]" office:value-type="float" office:value="111.51" calcext:value-type="float">
            <text:p>111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4.2/10" office:value-type="float" office:value="15.42" calcext:value-type="float">
            <text:p>15.42</text:p>
          </table:table-cell>
          <table:table-cell table:formula="of:=[.I25]*[.J25]*[.K25]" office:value-type="float" office:value="154.2" calcext:value-type="float">
            <text:p>15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6]*[.F26]*[.G26]" office:value-type="float" office:value="10.81" calcext:value-type="float">
            <text:p>10.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7.68-154.2" office:value-type="float" office:value="33.48" calcext:value-type="float">
            <text:p>33.48</text:p>
          </table:table-cell>
          <table:table-cell table:formula="of:=[.I26]*[.J26]*[.K26]" office:value-type="float" office:value="33.48" calcext:value-type="float">
            <text:p>33.4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8]*[.J28]*[.K28]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9]*[.J29]*[.K29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0]*[.F30]*[.G30]" office:value-type="float" office:value="6.76" calcext:value-type="float">
            <text:p>6.76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58.69" calcext:value-type="float">
            <text:p>158.69</text:p>
          </table:table-cell>
          <table:table-cell table:number-columns-repeated="3"/>
          <table:table-cell table:formula="of:=SUM([.L3:.L33])" office:value-type="float" office:value="2889.1" calcext:value-type="float">
            <text:p>2889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L35])" office:value-type="float" office:value="3047.79" calcext:value-type="float">
            <text:p>3047.79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76.19475" calcext:value-type="float">
            <text:p>76.19475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number-columns-repeated="16384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CB Price</text:p>
          </table:table-cell>
          <table:table-cell table:number-columns-repeated="2"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table:style-name="ce5"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table:style-name="ce5"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table:style-name="ce5"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table:style-name="ce5"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table:style-name="ce5"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table:style-name="ce5"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up Fee:</text:p>
          </table:table-cell>
          <table:table-cell table:style-name="ce5"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table:style-name="ce5"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table:style-name="ce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8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32" calcext:value-type="float">
            <text:p>0.0932</text:p>
          </table:table-cell>
          <table:table-cell table:formula="of:=[.I34]*[.J34]*[.K34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15T13:36:21.200000000</dc:date>
    <meta:editing-duration>P16DT6H19M58S</meta:editing-duration>
    <meta:editing-cycles>48</meta:editing-cycles>
    <meta:document-statistic meta:table-count="5" meta:cell-count="486" meta:object-count="0"/>
  </office:meta>
</office:document-meta>
</file>